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Ninja Naruto" svg:font-family="'Ninja Narut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Ninja Naruto"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Text_20_body">
      <style:paragraph-properties fo:text-align="center" style:justify-single-word="false"/>
      <style:text-properties style:font-name="Ninja Naruto" fo:font-size="10pt" style:font-size-asian="10pt" style:font-size-complex="10pt"/>
    </style:style>
    <style:style style:name="P3" style:family="paragraph" style:parent-style-name="Text_20_body">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4" style:family="paragraph" style:parent-style-name="Text_20_body" style:list-style-name="L2">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5" style:family="paragraph" style:parent-style-name="Text_20_body" style:list-style-name="L3">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6" style:family="paragraph" style:parent-style-name="Text_20_body" style:list-style-name="L4">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7" style:family="paragraph" style:parent-style-name="Text_20_body" style:list-style-name="L5">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8" style:family="paragraph" style:parent-style-name="Text_20_body" style:list-style-name="L6">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9" style:family="paragraph" style:parent-style-name="Text_20_body" style:list-style-name="L7">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10" style:family="paragraph" style:parent-style-name="Text_20_body">
      <style:paragraph-properties fo:text-align="center" style:justify-single-word="false"/>
      <style:text-properties fo:color="#000000" style:font-name="Ninja Naruto" fo:font-size="10pt" style:text-underline-style="none" fo:font-weight="normal" style:font-size-asian="10pt" style:font-weight-asian="normal" style:font-size-complex="10pt" style:font-weight-complex="normal"/>
    </style:style>
    <style:style style:name="P11" style:family="paragraph" style:parent-style-name="Text_20_body" style:list-style-name="L8">
      <style:paragraph-properties fo:text-align="center" style:justify-single-word="false"/>
      <style:text-properties fo:color="#000000" style:font-name="Ninja Naruto" fo:font-size="10pt" style:text-underline-style="none" fo:font-weight="normal" style:font-size-asian="10pt" style:font-weight-asian="normal" style:font-size-complex="10pt" style:font-weight-complex="normal"/>
    </style:style>
    <style:style style:name="P12" style:family="paragraph" style:parent-style-name="Text_20_body" style:list-style-name="L9">
      <style:paragraph-properties fo:text-align="center" style:justify-single-word="false"/>
      <style:text-properties fo:color="#000000" style:font-name="Ninja Naruto" fo:font-size="10pt" style:text-underline-style="none" fo:font-weight="normal" style:font-size-asian="10pt" style:font-weight-asian="normal" style:font-size-complex="10pt" style:font-weight-complex="normal"/>
    </style:style>
    <style:style style:name="P13" style:family="paragraph" style:parent-style-name="Text_20_body" style:list-style-name="L10">
      <style:paragraph-properties fo:text-align="center" style:justify-single-word="false"/>
      <style:text-properties fo:color="#000000" style:font-name="Ninja Naruto" fo:font-size="10pt" style:text-underline-style="none" fo:font-weight="normal" style:font-size-asian="10pt" style:font-weight-asian="normal" style:font-size-complex="10pt" style:font-weight-complex="normal"/>
    </style:style>
    <style:style style:name="P14" style:family="paragraph" style:parent-style-name="Text_20_body" style:list-style-name="L11">
      <style:paragraph-properties fo:text-align="center" style:justify-single-word="false"/>
      <style:text-properties fo:color="#000000" style:font-name="Ninja Naruto" fo:font-size="10pt" style:text-underline-style="none" fo:font-weight="normal" style:font-size-asian="10pt" style:font-weight-asian="normal" style:font-size-complex="10pt" style:font-weight-complex="normal"/>
    </style:style>
    <style:style style:name="P15" style:family="paragraph" style:parent-style-name="Text_20_body">
      <style:paragraph-properties fo:text-align="center" style:justify-single-word="false"/>
      <style:text-properties fo:color="#000000" style:font-name="Ninja Naruto" fo:font-size="10pt" style:font-size-asian="10pt" style:font-size-complex="10pt"/>
    </style:style>
    <style:style style:name="P16" style:family="paragraph" style:parent-style-name="Text_20_body">
      <style:paragraph-properties fo:text-align="center" style:justify-single-word="false"/>
      <style:text-properties fo:color="#000000" style:font-name="Ninja Naruto" fo:font-size="10pt" fo:font-weight="normal" style:font-size-asian="10pt" style:font-weight-asian="normal" style:font-size-complex="10pt" style:font-weight-complex="normal"/>
    </style:style>
    <style:style style:name="P17" style:family="paragraph" style:parent-style-name="Text_20_body">
      <style:paragraph-properties fo:text-align="center" style:justify-single-word="false"/>
      <style:text-properties fo:color="#000000"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Text_20_body">
      <style:paragraph-properties fo:text-align="center" style:justify-single-word="false"/>
      <style:text-properties fo:color="#ff3333"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9999"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Text_20_body">
      <style:paragraph-properties fo:text-align="center" style:justify-single-word="false"/>
      <style:text-properties fo:color="#004586"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Text_20_body">
      <style:paragraph-properties fo:text-align="center" style:justify-single-word="false"/>
      <style:text-properties fo:color="#009900"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ext_20_body">
      <style:paragraph-properties fo:text-align="center" style:justify-single-word="false"/>
      <style:text-properties fo:color="#cc00cc"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ext_20_body">
      <style:paragraph-properties fo:text-align="center" style:justify-single-word="false"/>
      <style:text-properties fo:color="#336600"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24" style:family="paragraph" style:parent-style-name="Text_20_body">
      <style:paragraph-properties fo:text-align="center" style:justify-single-word="false"/>
      <style:text-properties fo:color="#660066" style:font-name="Ninja Naruto" fo:font-size="10pt" style:text-underline-style="solid" style:text-underline-width="auto" style:text-underline-color="font-color" fo:font-weight="bold" fo:background-color="#ffffff" style:font-size-asian="10pt" style:font-weight-asian="bold" style:font-size-complex="10pt" style:font-weight-complex="bold"/>
    </style:style>
    <style:style style:name="P25" style:family="paragraph" style:parent-style-name="Text_20_body">
      <style:text-properties fo:font-size="10pt" style:font-size-asian="10pt" style:font-size-complex="10pt"/>
    </style:style>
    <style:style style:name="P26" style:family="paragraph" style:parent-style-name="Text_20_body" style:list-style-name="L7">
      <style:paragraph-properties fo:margin-top="0cm" fo:margin-bottom="0cm" fo:text-align="center" style:justify-single-word="false"/>
      <style:text-properties style:font-name="Ninja Naruto" fo:font-size="10pt" fo:font-weight="normal" style:font-size-asian="10pt" style:font-weight-asian="normal" style:font-size-complex="10pt" style:font-weight-complex="normal"/>
    </style:style>
    <style:style style:name="P27" style:family="paragraph" style:parent-style-name="Standard" style:list-style-name="L1">
      <style:paragraph-properties fo:text-align="center" style:justify-single-word="false"/>
      <style:text-properties fo:color="#ff3333" style:font-name="Ninja Naruto" fo:font-size="10pt" style:text-underline-style="none" fo:font-weight="normal" style:font-size-asian="10pt" style:font-weight-asian="normal" style:font-size-complex="10pt" style:font-weight-complex="normal"/>
    </style:style>
    <style:style style:name="P28" style:family="paragraph" style:parent-style-name="Standard">
      <style:paragraph-properties fo:text-align="center" style:justify-single-word="false"/>
      <style:text-properties fo:color="#ff3333"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ext-properties style:font-name="Ninja Naruto" fo:font-size="10pt" style:text-underline-style="none" fo:font-weight="normal" style:font-size-asian="10pt" style:font-weight-asian="normal" style:font-size-complex="10pt" style:font-weight-complex="normal"/>
    </style:style>
    <style:style style:name="P30" style:family="paragraph" style:parent-style-name="Standard" style:list-style-name="L1">
      <style:paragraph-properties fo:text-align="center" style:justify-single-word="false"/>
      <style:text-properties style:font-name="Ninja Naruto" fo:font-size="10pt" style:text-underline-style="none" fo:font-weight="normal" style:font-size-asian="10pt" style:font-weight-asian="normal" style:font-size-complex="10pt" style:font-weight-complex="normal"/>
    </style:style>
    <style:style style:name="P31" style:family="paragraph" style:parent-style-name="Standard" style:list-style-name="L1">
      <style:paragraph-properties fo:text-align="center" style:justify-single-word="false"/>
      <style:text-properties fo:color="#6666ff" style:font-name="Ninja Naruto" fo:font-size="10pt" style:text-underline-style="none" fo:font-weight="normal" style:font-size-asian="10pt" style:font-weight-asian="normal" style:font-size-complex="10pt" style:font-weight-complex="normal"/>
    </style:style>
    <style:style style:name="P32" style:family="paragraph" style:parent-style-name="Standard" style:list-style-name="L1">
      <style:paragraph-properties fo:text-align="center" style:justify-single-word="false"/>
      <style:text-properties fo:color="#00cc00" style:font-name="Ninja Naruto" fo:font-size="10pt" style:text-underline-style="none" fo:font-weight="normal" style:font-size-asian="10pt" style:font-weight-asian="normal" style:font-size-complex="10pt" style:font-weight-complex="normal"/>
    </style:style>
    <style:style style:name="P33" style:family="paragraph" style:parent-style-name="Standard" style:list-style-name="L1">
      <style:paragraph-properties fo:text-align="center" style:justify-single-word="false"/>
      <style:text-properties fo:color="#9933ff" style:font-name="Ninja Naruto" fo:font-size="10pt" style:text-underline-style="none" fo:font-weight="normal" style:font-size-asian="10pt" style:font-weight-asian="normal" style:font-size-complex="10pt" style:font-weight-complex="normal"/>
    </style:style>
    <style:style style:name="P34" style:family="paragraph" style:parent-style-name="Standard" style:list-style-name="L1">
      <style:paragraph-properties fo:text-align="center" style:justify-single-word="false"/>
      <style:text-properties fo:color="#66ccff" style:font-name="Ninja Naruto" fo:font-size="10pt" style:text-underline-style="none" fo:font-weight="normal" style:font-size-asian="10pt" style:font-weight-asian="normal" style:font-size-complex="10pt" style:font-weight-complex="normal"/>
    </style:style>
    <style:style style:name="P35" style:family="paragraph" style:parent-style-name="Standard" style:list-style-name="L1">
      <style:paragraph-properties fo:text-align="center" style:justify-single-word="false"/>
      <style:text-properties fo:color="#808080" style:font-name="Ninja Naruto" fo:font-size="10pt" style:text-underline-style="none" fo:font-weight="normal" style:font-size-asian="10pt" style:font-weight-asian="normal" style:font-size-complex="10pt" style:font-weight-complex="normal"/>
    </style:style>
    <style:style style:name="P36" style:family="paragraph" style:parent-style-name="Standard" style:list-style-name="L1">
      <style:paragraph-properties fo:text-align="center" style:justify-single-word="false"/>
      <style:text-properties fo:color="#663300" style:font-name="Ninja Naruto" fo:font-size="10pt" style:text-underline-style="none" fo:font-weight="normal" style:font-size-asian="10pt" style:font-weight-asian="normal" style:font-size-complex="10pt" style:font-weight-complex="normal"/>
    </style:style>
    <style:style style:name="P37" style:family="paragraph" style:parent-style-name="Standard" style:list-style-name="L1">
      <style:paragraph-properties fo:text-align="center" style:justify-single-word="false"/>
      <style:text-properties fo:color="#cc9900" style:font-name="Ninja Naruto" fo:font-size="10pt" style:text-underline-style="none" fo:font-weight="normal" style:font-size-asian="10pt" style:font-weight-asian="normal" style:font-size-complex="10pt" style:font-weight-complex="normal"/>
    </style:style>
    <style:style style:name="P38" style:family="paragraph" style:parent-style-name="Standard">
      <style:paragraph-properties fo:text-align="center" style:justify-single-word="false"/>
      <style:text-properties fo:color="#ff9900"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39" style:family="paragraph" style:parent-style-name="Standard">
      <style:paragraph-properties fo:text-align="center" style:justify-single-word="false"/>
      <style:text-properties fo:color="#000000" style:font-name="Ninja Naruto" fo:font-size="10pt" style:text-underline-style="solid" style:text-underline-width="auto" style:text-underline-color="font-color" fo:font-weight="normal" style:font-size-asian="10pt" style:font-weight-asian="normal" style:font-size-complex="10pt" style:font-weight-complex="normal"/>
    </style:style>
    <style:style style:name="P40" style:family="paragraph" style:parent-style-name="Heading_20_4">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41" style:family="paragraph" style:parent-style-name="Heading_20_4">
      <style:paragraph-properties fo:text-align="center" style:justify-single-word="false"/>
      <style:text-properties style:font-name="Ninja Naruto" fo:font-size="10pt" fo:font-style="italic" fo:font-weight="normal" style:font-size-asian="10pt" style:font-weight-asian="normal" style:font-size-complex="10pt" style:font-weight-complex="normal"/>
    </style:style>
    <style:style style:name="P42" style:family="paragraph" style:parent-style-name="Heading_20_2">
      <style:paragraph-properties fo:text-align="center" style:justify-single-word="false"/>
      <style:text-properties style:font-name="Ninja Naruto" fo:font-size="10pt" style:font-size-asian="10pt" style:font-size-complex="10pt"/>
    </style:style>
    <style:style style:name="P43" style:family="paragraph" style:parent-style-name="Heading_20_2">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44" style:family="paragraph" style:parent-style-name="Heading_20_2">
      <style:paragraph-properties fo:text-align="center" style:justify-single-word="false"/>
      <style:text-properties fo:color="#ff3333" style:font-name="Ninja Naruto" fo:font-size="10pt" style:text-underline-style="solid" style:text-underline-width="auto" style:text-underline-color="font-color" style:font-size-asian="10pt" style:font-size-complex="10pt"/>
    </style:style>
    <style:style style:name="P45" style:family="paragraph" style:parent-style-name="Heading_20_2">
      <style:paragraph-properties fo:text-align="center" style:justify-single-word="false"/>
      <style:text-properties fo:color="#ff3333" style:font-name="Ninja Naruto" fo:font-size="10pt" style:text-underline-style="solid" style:text-underline-width="auto" style:text-underline-color="font-color" fo:font-weight="bold" style:font-size-asian="10pt" style:font-weight-asian="bold" style:font-size-complex="10pt" style:font-weight-complex="bold"/>
    </style:style>
    <style:style style:name="P46" style:family="paragraph" style:parent-style-name="Heading_20_3">
      <style:paragraph-properties fo:text-align="center" style:justify-single-word="false"/>
      <style:text-properties style:font-name="Ninja Naruto" fo:font-size="10pt" fo:font-weight="normal" style:font-size-asian="10pt" style:font-weight-asian="normal" style:font-size-complex="10pt" style:font-weight-complex="normal"/>
    </style:style>
    <style:style style:name="P47" style:family="paragraph" style:parent-style-name="Heading_20_3">
      <style:paragraph-properties fo:text-align="center" style:justify-single-word="false"/>
      <style:text-properties fo:color="#ff3333" style:font-name="Ninja Naruto" fo:font-size="10pt" style:text-underline-style="solid" style:text-underline-width="auto" style:text-underline-color="font-color"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limoes Naruto Based MMORPG</text:p>
      <text:p text:style-name="P38"/>
      <text:p text:style-name="P39">Lands</text:p>
      <text:p text:style-name="P29"/>
      <text:list xml:id="list7686548171116215632" text:style-name="L1">
        <text:list-item>
          <text:p text:style-name="P27">Land of Fire</text:p>
        </text:list-item>
        <text:list-item>
          <text:p text:style-name="P30">KonohaGakure</text:p>
          <text:p text:style-name="P30"/>
        </text:list-item>
        <text:list-item>
          <text:p text:style-name="P31">Land of Water</text:p>
        </text:list-item>
        <text:list-item>
          <text:p text:style-name="P30">Kirigakure</text:p>
          <text:p text:style-name="P30"/>
        </text:list-item>
        <text:list-item>
          <text:p text:style-name="P32">Land of Wind</text:p>
        </text:list-item>
        <text:list-item>
          <text:p text:style-name="P30">Sunagakure</text:p>
          <text:p text:style-name="P30"/>
        </text:list-item>
        <text:list-item>
          <text:p text:style-name="P33">Land of Rain</text:p>
        </text:list-item>
        <text:list-item>
          <text:p text:style-name="P30">Amegakure</text:p>
          <text:p text:style-name="P30"/>
        </text:list-item>
        <text:list-item>
          <text:p text:style-name="P34">Land of Snow</text:p>
          <text:p text:style-name="P30">Yukigakure</text:p>
          <text:p text:style-name="P30"/>
        </text:list-item>
        <text:list-item>
          <text:p text:style-name="P35">Land of Iron</text:p>
          <text:p text:style-name="P30">Three Wolves Mountains</text:p>
        </text:list-item>
      </text:list>
      <text:p text:style-name="P29"/>
      <text:list xml:id="list20536298" text:continue-numbering="true" text:style-name="L1">
        <text:list-item>
          <text:p text:style-name="P36">Land of Earth</text:p>
          <text:p text:style-name="P30">Iwagakure</text:p>
          <text:p text:style-name="P30"/>
        </text:list-item>
        <text:list-item>
          <text:p text:style-name="P37">Land of Lightning</text:p>
          <text:p text:style-name="P30">Kumogakure</text:p>
        </text:list-item>
      </text:list>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Laws pertaining to all Lands</text:p>
      <text:p text:style-name="P28"/>
      <text:p text:style-name="P10">Crimes are a dishonourable thing, but coming from a shinobi is a disgrace to their code, as they´re bound to serve the greater good of their nation and its citizens. Shinobi generally don´t have a good reputation due to their line of work (Sabotage, espionage, assassination, etc), and shinobi that misbehave earn the disgust and disapproval of the majority of their comrades as they´re staining their image further. </text:p>
      <text:p text:style-name="P15">Shinobi have less opportunities and forgiveness when they commit a crime, and specially Shinobi that are members of the law enforcement. LawmAn that are confirmed to be corrupt will immediately carry a maximum criminal sentence.</text:p>
      <text:p text:style-name="P15"/>
      <text:p text:style-name="P15">k a suspect if they have a legal warrant, there´s an ongoing state of emergency or terrorist alert or they´re passing near a checkpoint. </text:p>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2" text:outline-level="2"/>
      <text:h text:style-name="P44" text:outline-level="2"><text:bookmark text:name="Law_enforcement"/>Law enforcement</text:h>
      <text:p text:style-name="P2"/>
      <text:p text:style-name="P3">Law enforcement is led by the Ministry of Justice, the intelligence branch is the maximum judicial authority on the Kingdom but below the King´s authority, led by a minister. The only person with diplomatic immunity are the kages (But limited to some cases,like unjustified executions or other tyrannic tendencies). ANBU are often immune to Law enforcement when they act. However, ANBU is not exempt to arrest or the usage of lethal force on behalf of the law enforcement if any of them are actively tampering with an ongoing judicial progress or mission. </text:p>
      <text:p text:style-name="P3"/>
      <text:p text:style-name="P3">Categories of fines: </text:p>
      <text:p text:style-name="P3">Fine type 1: 3 Gold to be paid<text:line-break/>Fine type 2: 6 Gold to be paid<text:line-break/>Fine type 3: 10 Gold to be paid </text:p>
      <text:p text:style-name="P3"/>
      <text:p text:style-name="P3">Crimes that require fines but do not require dungeon time: </text:p>
      <text:list xml:id="list9041401206048399136" text:style-name="L2">
        <text:list-item>
          <text:p text:style-name="P4">Vandalism. (Fine type 2)</text:p>
        </text:list-item>
      </text:list>
      <text:p text:style-name="P3"/>
      <text:list xml:id="list8295171714040053207" text:style-name="L3">
        <text:list-item>
          <text:p text:style-name="P5">Disturbance of peace (heated discussions, close to becoming violent, loud insults) (Fine type 1).</text:p>
        </text:list-item>
      </text:list>
      <text:p text:style-name="P3"/>
      <text:list xml:id="list8603238159793078524" text:style-name="L4">
        <text:list-item>
          <text:p text:style-name="P6">Loitering in or around any kage building, gardens. Specially standing on the walls (Fine type 1).</text:p>
        </text:list-item>
      </text:list>
      <text:p text:style-name="P3"/>
      <text:list xml:id="list5096202763216689642" text:style-name="L5">
        <text:list-item>
          <text:p text:style-name="P7">Insulting a lawman while on duty (Fine type 2).</text:p>
        </text:list-item>
      </text:list>
      <text:p text:style-name="P3"/>
      <text:list xml:id="list5162685493990289106" text:style-name="L6">
        <text:list-item>
          <text:p text:style-name="P8">Using mounts (summon mounts or horses) inside of the city, which causes the traffic to be obstructed (Fine type 1) [Law enforcement can use these while on duty]</text:p>
        </text:list-item>
      </text:list>
      <text:p text:style-name="P3"/>
      <text:p text:style-name="P3">Resisting to arrest will automatically turn the suspect into an outlaw and all shinobi <text:soft-page-break/>and police alike are bound to bring them into custody </text:p>
      <text:h text:style-name="P43" text:outline-level="2"/>
      <text:h text:style-name="P45" text:outline-level="2"><text:bookmark text:name="Laws_issued_from_the_7th_Hokage"/>Laws issued from all kages</text:h>
      <text:h text:style-name="P46" text:outline-level="3"><text:bookmark text:name="Laws_Concerning_Military_Personnel"/>Laws Concerning Military Personnel</text:h>
      <text:p text:style-name="P3">The following individuals have the right to deliver a verdict or charge:  </text:p>
      <text:list xml:id="list3618804172072131330" text:style-name="L7">
        <text:list-item>
          <text:p text:style-name="P26">Official PD officer (Approved by a superior officer, kage, or the MOJ)  </text:p>
        </text:list-item>
        <text:list-item>
          <text:p text:style-name="P26">Council Member, with the approval of another council member. </text:p>
        </text:list-item>
        <text:list-item>
          <text:p text:style-name="P26">kage. </text:p>
        </text:list-item>
        <text:list-item>
          <text:p text:style-name="P9">Lord of MOJ.</text:p>
          <text:p text:style-name="P9"/>
        </text:list-item>
      </text:list>
      <text:p text:style-name="P3">The following actions, crimes which disgrace the Shinobi army, will be met with consequences as stated below: </text:p>
      <text:h text:style-name="P40" text:outline-level="4"><text:bookmark text:name="Disrespecting_of_a_fellow_comrade:"/>Disrespecting of a fellow comrade:</text:h>
      <text:p text:style-name="P3">First Offence: Can and will be tasked with missions to clean the village, and be put off active duty  </text:p>
      <text:p text:style-name="P3">Further offences will be examined by the Lands PD</text:p>
      <text:h text:style-name="P40" text:outline-level="4"><text:bookmark text:name="Attacking_a_Fellow_Shinobi_of_any_Rank:"/>Attacking a Fellow Shinobi of any Rank:</text:h>
      <text:p text:style-name="P3">First offence: temporary suspension from the Shinobi Force, and 7days Jail time (Attacking for any reason, besides self defence will be examined) </text:p>
      <text:p text:style-name="P3">Second offence: 14 days in jail, consideration to demote permanently </text:p>
      <text:p text:style-name="P3">Third offence: Permanent demotion, 30 days jail, consideration to remove from shinobi force. </text:p>
      <text:p text:style-name="P3">Extreme cases will be dealt with prejudice, consider yourself warned. No second options for extreme cases. </text:p>
      <text:h text:style-name="P40" text:outline-level="4"><text:bookmark text:name="Interrupting_a_class_in_the_academy:"/>Interrupting a class in the academy:</text:h>
      <text:p text:style-name="P3">First Offence: Shinobi will be banned from entering the academy building for an entire month, Further offences will have the punishment doubled. </text:p>
      <text:h text:style-name="P46" text:outline-level="3"><text:bookmark text:name="Military_Obedience"/>Military Obedience </text:h>
      <text:p text:style-name="P3">There are three types of order’s which Shinobi may receive, this bill sets out how Shinobi should respond to such orders. </text:p>
      <text:p text:style-name="P3"/>
      <text:p text:style-name="P3"/>
      <text:h text:style-name="P41" text:outline-level="4"><text:bookmark text:name="Order_1:_Lawful_Order_by_a_Superior:"/>Order 1: Lawful Order by a Superior:</text:h>
      <text:p text:style-name="P3">The order must be carried out by the subordinate without hesitation or resistance. Refusal to carry out said Order will lead to demotion, or permanent expulsion from the Shinobi Force. </text:p>
      <text:h text:style-name="P41" text:outline-level="4"><text:bookmark text:name="Order_2:_Unlawful_Order_by_a_Superior:"/>Order 2: Unlawful Order by a Superior:</text:h>
      <text:p text:style-name="P3">An order given by a superior officer to a subordinate that does not fit into the military code of their land, will still be carried out FULLY, however, will be reported to Village Council/ kage afterwards. (Example: A Jounin commands you to make him coffee.) Ignoring <text:soft-page-break/>an Unlawful Order will be punished in the same way as ignoring a Lawful order. </text:p>
      <text:h text:style-name="P41" text:outline-level="4"><text:bookmark text:name="Order_3:_Clearly_unlawful_Order:"/>Order 3: Clearly unlawful Order:</text:h>
      <text:p text:style-name="P3">An order which harms innocent lives, for no valid reasons and/or risks the safety of the Village by doing so (Killing hostages, attacking innocent civilians) MUST be ignored, no matter the military Rank, failing to ignore said Order will put you into liability of said action as well as the one who commanded it. Such orders should be reported immediately to their APPOINTED kage, in his absence the council should be the first point of call for reports. </text:p>
      <text:p text:style-name="P3">All kage will personally deliberate over all reports of Unlawful and Clearly Unlawful orders, and each case will be dealt with prejudice </text:p>
      <text:p text:style-name="P3"/>
      <text:h text:style-name="P47" text:outline-level="3"><text:bookmark text:name="Laws_Concerning_the_Authority_of_Medical_Professionals"/>Laws Concerning the Authority of Medical Professionals</text:h>
      <text:p text:style-name="P18"/>
      <text:p text:style-name="P3">In relation to any medical conditions and the health and well-being of Shinobi, Authorized Senior Medical staff have a higher authority than any Shinobi rank in deciding clearance for mission and rehabilitation times for shinobi. </text:p>
      <text:p text:style-name="P3">Exclusion #1 to the Medic Law: State of War: If in a state of war, any available Shinobi, no matter the condition, will be drafted to fight, and disregard the previous medical authority law.  </text:p>
      <text:p text:style-name="P3">Exclusions #2 to Medic Law: Special missions: Only approved by the kage themselves which require specific Shinobi, for a specific task WHICH involves the safety of the village. Additionally a Council member may also command such a task with the approval of 2 more councillors, or any of the kages themselves. </text:p>
      <text:p text:style-name="P3"/>
      <text:p text:style-name="P3"/>
      <text:p text:style-name="P19"/>
      <text:p text:style-name="P19">Clans</text:p>
      <text:p text:style-name="P16"/>
      <text:p text:style-name="P16">Aburame</text:p>
      <text:p text:style-name="P16">Aki</text:p>
      <text:p text:style-name="P16">Akimichi</text:p>
      <text:p text:style-name="P16">Chikamatsu</text:p>
      <text:p text:style-name="P16">Chinoike</text:p>
      <text:p text:style-name="P16">Fuma</text:p>
      <text:p text:style-name="P16">Hyuga</text:p>
      <text:p text:style-name="P16">Inuzuka</text:p>
      <text:p text:style-name="P16">Kaguya</text:p>
      <text:p text:style-name="P16">Kamizuru</text:p>
      <text:p text:style-name="P16">Nara</text:p>
      <text:p text:style-name="P16">Senju</text:p>
      <text:p text:style-name="P16">Uchiha</text:p>
      <text:p text:style-name="P16">Uzumaki</text:p>
      <text:p text:style-name="P16">Yamanaka</text:p>
      <text:p text:style-name="P16">Yuki</text:p>
      <text:p text:style-name="P16"/>
      <text:p text:style-name="P16"><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lements/Releases</text:p>
      <text:p text:style-name="P17"/>
      <text:list xml:id="list6318389336137373590" text:style-name="L8">
        <text:list-item>
          <text:p text:style-name="P11">Fire</text:p>
        </text:list-item>
        <text:list-item>
          <text:p text:style-name="P11">Wind</text:p>
        </text:list-item>
        <text:list-item>
          <text:p text:style-name="P11">Water</text:p>
        </text:list-item>
        <text:list-item>
          <text:p text:style-name="P11">Lightning</text:p>
        </text:list-item>
        <text:list-item>
          <text:p text:style-name="P11">Earth</text:p>
        </text:list-item>
      </text:list>
      <text:p text:style-name="P10"/>
      <text:p text:style-name="P21">Taijutsu</text:p>
      <text:p text:style-name="P10"/>
      <text:list xml:id="list8330425404776876036" text:style-name="L9">
        <text:list-item>
          <text:p text:style-name="P12">kENJUTSU</text:p>
        </text:list-item>
        <text:list-item>
          <text:p text:style-name="P12">gOKEN</text:p>
        </text:list-item>
        <text:list-item>
          <text:p text:style-name="P12">nINTAIJUTSU</text:p>
        </text:list-item>
        <text:list-item>
          <text:p text:style-name="P12">mULTIBLADES</text:p>
        </text:list-item>
        <text:list-item>
          <text:p text:style-name="P12">sAMURAI</text:p>
        </text:list-item>
      </text:list>
      <text:p text:style-name="P10"/>
      <text:p text:style-name="P10"/>
      <text:p text:style-name="P22">requirements regarding Clan/Bloodline Leveling</text:p>
      <text:p text:style-name="P17"/>
      <text:list xml:id="list3057732353589565430" text:style-name="L10">
        <text:list-item>
          <text:p text:style-name="P13">Each Clan/Bloodline will need to reach a certain amount of skill points as well as level to unlock the next stage of their bloodline</text:p>
        </text:list-item>
        <text:list-item>
          <text:p text:style-name="P13">No player can hold more than a certain amount of skill points at each given time, any more over the required amount will not be counted</text:p>
        </text:list-item>
        <text:list-item>
          <text:p text:style-name="P13">Whether via special event or as a reward in RP specific battles, there will be no Clan/Bloodline reward at the moment</text:p>
        </text:list-item>
      </text:list>
      <text:p text:style-name="P10"/>
      <text:p text:style-name="P23">Jutsu Transmutation (Crafting)</text:p>
      <text:p text:style-name="P10">Different element Releases will have a compatibility percentage depending on their jutsus as well as the element itself (I,e Wind and Water to create Ice Element release [Unless you are Yuki clan then this is not required]</text:p>
      <text:p text:style-name="P10"><text:soft-page-break/></text:p>
      <text:p text:style-name="P24">Jutsu's that will be compatibile</text:p>
      <text:p text:style-name="P17"/>
      <text:list xml:id="list1459903254701711209" text:style-name="L11">
        <text:list-header>
          <text:p text:style-name="P14">Fire + Water </text:p>
          <text:p text:style-name="P14">Water and Earth </text:p>
          <text:p text:style-name="P14">Lightning + Water</text:p>
          <text:p text:style-name="P14">Wind + wATER</text:p>
          <text:p text:style-name="P14">Fire + Wind</text:p>
          <text:p text:style-name="P14"/>
        </text:list-header>
      </text:list>
      <text:p text:style-name="P10"/>
      <text:p text:style-name="P10"/>
      <text:p text:style-name="P10"/>
      <text:p text:style-name="P17"/>
      <text:p text:style-name="P10">End Game Content DLC Warring States Period where your character will go back in time with the Class Ninja trainer depending on the Clan Leader at the time will take you back into an instance of the Uchiha vs Senjus during their warring States period</text:p>
      <text:p text:style-name="P10"/>
      <text:p text:style-name="P17"/>
      <text:p text:style-name="P10">Honor System like in Red Dead 2/Online</text:p>
      <text:p text:style-name="P10"/>
      <text:p text:style-name="P10">High Honor makes you part of the Military Police of that land</text:p>
      <text:p text:style-name="P10">Low Honor will make you into a Rogue ninja, with no exceptions and if you walk through the main gate of that land you were apart of, you will be classed as Kill on Sigh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Ninja Naruto" svg:font-family="'Ninja Narut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Hoadley</meta:initial-creator>
    <meta:creation-date>2021-06-23T12:40:52.83</meta:creation-date>
    <dc:date>2021-07-28T00:32:36.74</dc:date>
    <dc:creator>James Hoadley</dc:creator>
    <meta:editing-duration>PT17H16M57S</meta:editing-duration>
    <meta:editing-cycles>7</meta:editing-cycles>
    <meta:generator>OpenOffice/4.1.10$Win32 OpenOffice.org_project/4110m2$Build-9807</meta:generator>
    <meta:document-statistic meta:table-count="0" meta:image-count="0" meta:object-count="0" meta:page-count="6" meta:paragraph-count="109" meta:word-count="1255" meta:character-count="7261"/>
  </office:meta>
</office:document-meta>
</file>